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  <table:table-cell office:value-type="float" office:value="1.173507" calcext:value-type="float">
            <text:p>1.173507</text:p>
          </table:table-cell>
          <table:table-cell office:value-type="float" office:value="1.823657" calcext:value-type="float">
            <text:p>1.823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  <table:table-cell office:value-type="float" office:value="2.076759" calcext:value-type="float">
            <text:p>2.076759</text:p>
          </table:table-cell>
          <table:table-cell office:value-type="float" office:value="0.5662847" calcext:value-type="float">
            <text:p>0.56628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:</text:p>
          </table:table-cell>
          <table:table-cell/>
          <table:table-cell table:style-name="Default" table:formula="of:=SUM([.C12];[.C17];[.C22];[.C27];[.C32];[.C37])/6" office:value-type="float" office:value="2.6474729" calcext:value-type="float">
            <text:p>2.6474729</text:p>
          </table:table-cell>
          <table:table-cell table:formula="of:=SUM([.D12];[.D17];[.D22];[.D27];[.D32];[.D37])/6" office:value-type="float" office:value="2.89829223333333" calcext:value-type="float">
            <text:p>2.89829223333333</text:p>
          </table:table-cell>
          <table:table-cell table:formula="of:=SUM([.E12];[.E17];[.E22];[.E27];[.E32];[.E37])/6" office:value-type="float" office:value="1.38941934333333" calcext:value-type="float">
            <text:p>1.38941934333333</text:p>
          </table:table-cell>
          <table:table-cell table:formula="of:=SUM([.F12];[.F17];[.F22];[.F27];[.F32];[.F37])/6" office:value-type="float" office:value="1.18690967166667" calcext:value-type="float">
            <text:p>1.186909671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 Idle Percentage</text:p>
          </table:table-cell>
          <table:table-cell/>
          <table:table-cell table:style-name="Default" table:formula="of:=AVERAGE([.C52];[.C57])" office:value-type="float" office:value="11.257813" calcext:value-type="float">
            <text:p>11.257813</text:p>
          </table:table-cell>
          <table:table-cell table:formula="of:=AVERAGE([.D52];[.D57])" office:value-type="float" office:value="35.1263015" calcext:value-type="float">
            <text:p>35.1263015</text:p>
          </table:table-cell>
          <table:table-cell table:formula="of:=AVERAGE([.E52];[.E57])" office:value-type="float" office:value="11.702257" calcext:value-type="float">
            <text:p>11.702257</text:p>
          </table:table-cell>
          <table:table-cell table:formula="of:=AVERAGE([.F52];[.F57])" office:value-type="float" office:value="9.1076365" calcext:value-type="float">
            <text:p>9.1076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e Wait Time:</text:p>
          </table:table-cell>
          <table:table-cell/>
          <table:table-cell table:style-name="Default" table:formula="of:=AVERAGE([.C77];[.C82])" office:value-type="float" office:value="85.332505" calcext:value-type="float">
            <text:p>85.332505</text:p>
          </table:table-cell>
          <table:table-cell table:formula="of:=AVERAGE([.D77];[.D82])" office:value-type="float" office:value="88.21565" calcext:value-type="float">
            <text:p>88.21565</text:p>
          </table:table-cell>
          <table:table-cell table:formula="of:=AVERAGE([.E77];[.E82])" office:value-type="float" office:value="41.864225" calcext:value-type="float">
            <text:p>41.864225</text:p>
          </table:table-cell>
          <table:table-cell table:formula="of:=AVERAGE([.F77];[.F82])" office:value-type="float" office:value="35.04236" calcext:value-type="float">
            <text:p>35.04236</text:p>
          </table:table-cell>
          <table:table-cell table:number-columns-repeated="1018"/>
        </table:table-row>
      </table:table>
      <table:table table:name="Oral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Or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.63333" calcext:value-type="float">
            <text:p>19.63333</text:p>
          </table:table-cell>
          <table:table-cell table:style-name="ce4" office:value-type="float" office:value="41.83333" calcext:value-type="float">
            <text:p>41.83333</text:p>
          </table:table-cell>
          <table:table-cell table:style-name="ce4" office:value-type="float" office:value="64.9" calcext:value-type="float">
            <text:p>64.9</text:p>
          </table:table-cell>
          <table:table-cell table:style-name="ce4" office:value-type="float" office:value="70.1" calcext:value-type="float">
            <text:p>70.1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71.46667" calcext:value-type="float">
            <text:p>71.46667</text:p>
          </table:table-cell>
          <table:table-cell table:style-name="ce4" office:value-type="float" office:value="71.7" calcext:value-type="float">
            <text:p>71.7</text:p>
          </table:table-cell>
          <table:table-cell table:style-name="ce4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float" office:value="41.63333" calcext:value-type="float">
            <text:p>41.63333</text:p>
          </table:table-cell>
          <table:table-cell table:style-name="ce4" office:value-type="float" office:value="65.8" calcext:value-type="float">
            <text:p>65.8</text:p>
          </table:table-cell>
          <table:table-cell table:style-name="ce6" office:value-type="float" office:value="71.66667" calcext:value-type="float">
            <text:p>71.66667</text:p>
          </table:table-cell>
          <table:table-cell table:style-name="ce4" office:value-type="float" office:value="71.83333" calcext:value-type="float">
            <text:p>71.83333</text:p>
          </table:table-cell>
          <table:table-cell table:style-name="ce4" office:value-type="float" office:value="71.93333" calcext:value-type="float">
            <text:p>71.93333</text:p>
          </table:table-cell>
          <table:table-cell table:style-name="ce4" office:value-type="float" office:value="71.96667" calcext:value-type="float">
            <text:p>71.96667</text:p>
          </table:table-cell>
          <table:table-cell table:number-columns-repeated="2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6.33333" calcext:value-type="float">
            <text:p>66.33333</text:p>
          </table:table-cell>
          <table:table-cell table:number-columns-repeated="7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5" office:value-type="float" office:value="66.56667" calcext:value-type="float">
            <text:p>66.56667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7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number-columns-repeated="9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Iv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IV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3.566667" calcext:value-type="float">
            <text:p>3.566667</text:p>
          </table:table-cell>
          <table:table-cell table:style-name="ce5" office:value-type="float" office:value="25.53333" calcext:value-type="float">
            <text:p>25.53333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47.3" calcext:value-type="float">
            <text:p>47.3</text:p>
          </table:table-cell>
          <table:table-cell table:number-columns-repeated="5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25.56667" calcext:value-type="float">
            <text:p>25.56667</text:p>
          </table:table-cell>
          <table:table-cell table:style-name="ce5" office:value-type="float" office:value="37.03333" calcext:value-type="float">
            <text:p>37.03333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5" office:value-type="float" office:value="37.43333" calcext:value-type="float">
            <text:p>37.43333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Total 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Tot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table:formula="of:=[$OralThrough.C3]+[$IvThrough.C3]" office:value-type="float" office:value="0" calcext:value-type="float">
            <text:p>0</text:p>
          </table:table-cell>
          <table:table-cell table:style-name="ce7" table:formula="of:=[$OralThrough.D3]+[$IvThrough.D3]" office:value-type="float" office:value="6.566667" calcext:value-type="float">
            <text:p>6.566667</text:p>
          </table:table-cell>
          <table:table-cell table:style-name="ce7" table:formula="of:=[$OralThrough.E3]+[$IvThrough.E3]" office:value-type="float" office:value="45.16666" calcext:value-type="float">
            <text:p>45.16666</text:p>
          </table:table-cell>
          <table:table-cell table:style-name="ce7" table:formula="of:=[$OralThrough.F3]+[$IvThrough.F3]" office:value-type="float" office:value="78.33333" calcext:value-type="float">
            <text:p>78.33333</text:p>
          </table:table-cell>
          <table:table-cell table:style-name="ce7" table:formula="of:=[$OralThrough.G3]+[$IvThrough.G3]" office:value-type="float" office:value="112.2" calcext:value-type="float">
            <text:p>112.2</text:p>
          </table:table-cell>
          <table:table-cell table:style-name="ce7" table:formula="of:=[$OralThrough.H3]+[$IvThrough.H3]" office:value-type="float" office:value="118.1" calcext:value-type="float">
            <text:p>118.1</text:p>
          </table:table-cell>
          <table:table-cell table:style-name="ce7" table:formula="of:=[$OralThrough.I3]+[$IvThrough.I3]" office:value-type="float" office:value="119.3" calcext:value-type="float">
            <text:p>119.3</text:p>
          </table:table-cell>
          <table:table-cell table:style-name="ce7" table:formula="of:=[$OralThrough.J3]+[$IvThrough.J3]" office:value-type="float" office:value="119.46667" calcext:value-type="float">
            <text:p>119.46667</text:p>
          </table:table-cell>
          <table:table-cell table:style-name="ce7" table:formula="of:=[$OralThrough.K3]+[$IvThrough.K3]" office:value-type="float" office:value="119.7" calcext:value-type="float">
            <text:p>119.7</text:p>
          </table:table-cell>
          <table:table-cell table:style-name="ce7" table:formula="of:=[$OralThrough.L3]+[$IvThrough.L3]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7" table:formula="of:=[$OralThrough.C4]+[$IvThrough.C4]" office:value-type="float" office:value="7" calcext:value-type="float">
            <text:p>7</text:p>
          </table:table-cell>
          <table:table-cell table:style-name="ce7" table:formula="of:=[$OralThrough.D4]+[$IvThrough.D4]" office:value-type="float" office:value="45.26667" calcext:value-type="float">
            <text:p>45.26667</text:p>
          </table:table-cell>
          <table:table-cell table:style-name="ce7" table:formula="of:=[$OralThrough.E4]+[$IvThrough.E4]" office:value-type="float" office:value="78.66666" calcext:value-type="float">
            <text:p>78.66666</text:p>
          </table:table-cell>
          <table:table-cell table:style-name="ce7" table:formula="of:=[$OralThrough.F4]+[$IvThrough.F4]" office:value-type="float" office:value="113.8" calcext:value-type="float">
            <text:p>113.8</text:p>
          </table:table-cell>
          <table:table-cell table:style-name="ce7" table:formula="of:=[$OralThrough.G4]+[$IvThrough.G4]" office:value-type="float" office:value="119.66667" calcext:value-type="float">
            <text:p>119.66667</text:p>
          </table:table-cell>
          <table:table-cell table:style-name="ce7" table:formula="of:=[$OralThrough.H4]+[$IvThrough.H4]" office:value-type="float" office:value="119.83333" calcext:value-type="float">
            <text:p>119.83333</text:p>
          </table:table-cell>
          <table:table-cell table:style-name="ce7" table:formula="of:=[$OralThrough.I4]+[$IvThrough.I4]" office:value-type="float" office:value="119.93333" calcext:value-type="float">
            <text:p>119.93333</text:p>
          </table:table-cell>
          <table:table-cell table:style-name="ce7" table:formula="of:=[$OralThrough.J4]+[$IvThrough.J4]" office:value-type="float" office:value="119.96667" calcext:value-type="float">
            <text:p>119.96667</text:p>
          </table:table-cell>
          <table:table-cell table:style-name="ce7" table:formula="of:=[$OralThrough.K4]+[$IvThrough.K4]" office:value-type="float" office:value="120" calcext:value-type="float">
            <text:p>120</text:p>
          </table:table-cell>
          <table:table-cell table:style-name="ce7" table:formula="of:=[$OralThrough.L4]+[$IvThrough.L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7" table:formula="of:=[$OralThrough.C5]+[$IvThrough.C5]" office:value-type="float" office:value="45" calcext:value-type="float">
            <text:p>45</text:p>
          </table:table-cell>
          <table:table-cell table:style-name="ce7" table:formula="of:=[$OralThrough.D5]+[$IvThrough.D5]" office:value-type="float" office:value="79.43333" calcext:value-type="float">
            <text:p>79.43333</text:p>
          </table:table-cell>
          <table:table-cell table:style-name="ce7" table:formula="of:=[$OralThrough.E5]+[$IvThrough.E5]" office:value-type="float" office:value="114.33333" calcext:value-type="float">
            <text:p>114.33333</text:p>
          </table:table-cell>
          <table:table-cell table:style-name="ce7" table:formula="of:=[$OralThrough.F5]+[$IvThrough.F5]" office:value-type="float" office:value="120" calcext:value-type="float">
            <text:p>120</text:p>
          </table:table-cell>
          <table:table-cell table:style-name="ce7" table:formula="of:=[$OralThrough.G5]+[$IvThrough.G5]" office:value-type="float" office:value="120" calcext:value-type="float">
            <text:p>120</text:p>
          </table:table-cell>
          <table:table-cell table:style-name="ce7" table:formula="of:=[$OralThrough.H5]+[$IvThrough.H5]" office:value-type="float" office:value="120" calcext:value-type="float">
            <text:p>120</text:p>
          </table:table-cell>
          <table:table-cell table:style-name="ce7" table:formula="of:=[$OralThrough.I5]+[$IvThrough.I5]" office:value-type="float" office:value="120" calcext:value-type="float">
            <text:p>120</text:p>
          </table:table-cell>
          <table:table-cell table:style-name="ce7" table:formula="of:=[$OralThrough.J5]+[$IvThrough.J5]" office:value-type="float" office:value="120" calcext:value-type="float">
            <text:p>120</text:p>
          </table:table-cell>
          <table:table-cell table:style-name="ce7" table:formula="of:=[$OralThrough.K5]+[$IvThrough.K5]" office:value-type="float" office:value="120" calcext:value-type="float">
            <text:p>120</text:p>
          </table:table-cell>
          <table:table-cell table:style-name="ce7" table:formula="of:=[$OralThrough.L5]+[$IvThrough.L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7" table:formula="of:=[$OralThrough.C6]+[$IvThrough.C6]" office:value-type="float" office:value="80" calcext:value-type="float">
            <text:p>80</text:p>
          </table:table-cell>
          <table:table-cell table:style-name="ce7" table:formula="of:=[$OralThrough.D6]+[$IvThrough.D6]" office:value-type="float" office:value="114.56667" calcext:value-type="float">
            <text:p>114.56667</text:p>
          </table:table-cell>
          <table:table-cell table:style-name="ce7" table:formula="of:=[$OralThrough.E6]+[$IvThrough.E6]" office:value-type="float" office:value="120" calcext:value-type="float">
            <text:p>120</text:p>
          </table:table-cell>
          <table:table-cell table:style-name="ce7" table:formula="of:=[$OralThrough.F6]+[$IvThrough.F6]" office:value-type="float" office:value="120" calcext:value-type="float">
            <text:p>120</text:p>
          </table:table-cell>
          <table:table-cell table:style-name="ce7" table:formula="of:=[$OralThrough.G6]+[$IvThrough.G6]" office:value-type="float" office:value="120" calcext:value-type="float">
            <text:p>120</text:p>
          </table:table-cell>
          <table:table-cell table:style-name="ce7" table:formula="of:=[$OralThrough.H6]+[$IvThrough.H6]" office:value-type="float" office:value="120" calcext:value-type="float">
            <text:p>120</text:p>
          </table:table-cell>
          <table:table-cell table:style-name="ce7" table:formula="of:=[$OralThrough.I6]+[$IvThrough.I6]" office:value-type="float" office:value="120" calcext:value-type="float">
            <text:p>120</text:p>
          </table:table-cell>
          <table:table-cell table:style-name="ce7" table:formula="of:=[$OralThrough.J6]+[$IvThrough.J6]" office:value-type="float" office:value="120" calcext:value-type="float">
            <text:p>120</text:p>
          </table:table-cell>
          <table:table-cell table:style-name="ce7" table:formula="of:=[$OralThrough.K6]+[$IvThrough.K6]" office:value-type="float" office:value="120" calcext:value-type="float">
            <text:p>120</text:p>
          </table:table-cell>
          <table:table-cell table:style-name="ce7" table:formula="of:=[$OralThrough.L6]+[$IvThrough.L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7" table:formula="of:=[$OralThrough.C7]+[$IvThrough.C7]" office:value-type="float" office:value="116" calcext:value-type="float">
            <text:p>116</text:p>
          </table:table-cell>
          <table:table-cell table:style-name="ce7" table:formula="of:=[$OralThrough.D7]+[$IvThrough.D7]" office:value-type="float" office:value="120" calcext:value-type="float">
            <text:p>120</text:p>
          </table:table-cell>
          <table:table-cell table:style-name="ce7" table:formula="of:=[$OralThrough.E7]+[$IvThrough.E7]" office:value-type="float" office:value="120" calcext:value-type="float">
            <text:p>120</text:p>
          </table:table-cell>
          <table:table-cell table:style-name="ce7" table:formula="of:=[$OralThrough.F7]+[$IvThrough.F7]" office:value-type="float" office:value="120" calcext:value-type="float">
            <text:p>120</text:p>
          </table:table-cell>
          <table:table-cell table:style-name="ce7" table:formula="of:=[$OralThrough.G7]+[$IvThrough.G7]" office:value-type="float" office:value="120" calcext:value-type="float">
            <text:p>120</text:p>
          </table:table-cell>
          <table:table-cell table:style-name="ce7" table:formula="of:=[$OralThrough.H7]+[$IvThrough.H7]" office:value-type="float" office:value="120" calcext:value-type="float">
            <text:p>120</text:p>
          </table:table-cell>
          <table:table-cell table:style-name="ce7" table:formula="of:=[$OralThrough.I7]+[$IvThrough.I7]" office:value-type="float" office:value="120" calcext:value-type="float">
            <text:p>120</text:p>
          </table:table-cell>
          <table:table-cell table:style-name="ce7" table:formula="of:=[$OralThrough.J7]+[$IvThrough.J7]" office:value-type="float" office:value="120" calcext:value-type="float">
            <text:p>120</text:p>
          </table:table-cell>
          <table:table-cell table:style-name="ce7" table:formula="of:=[$OralThrough.K7]+[$IvThrough.K7]" office:value-type="float" office:value="120" calcext:value-type="float">
            <text:p>120</text:p>
          </table:table-cell>
          <table:table-cell table:style-name="ce7" table:formula="of:=[$OralThrough.L7]+[$IvThrough.L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7" table:formula="of:=[$OralThrough.C8]+[$IvThrough.C8]" office:value-type="float" office:value="120" calcext:value-type="float">
            <text:p>120</text:p>
          </table:table-cell>
          <table:table-cell table:style-name="ce7" table:formula="of:=[$OralThrough.D8]+[$IvThrough.D8]" office:value-type="float" office:value="120" calcext:value-type="float">
            <text:p>120</text:p>
          </table:table-cell>
          <table:table-cell table:style-name="ce7" table:formula="of:=[$OralThrough.E8]+[$IvThrough.E8]" office:value-type="float" office:value="120" calcext:value-type="float">
            <text:p>120</text:p>
          </table:table-cell>
          <table:table-cell table:style-name="ce7" table:formula="of:=[$OralThrough.F8]+[$IvThrough.F8]" office:value-type="float" office:value="120" calcext:value-type="float">
            <text:p>120</text:p>
          </table:table-cell>
          <table:table-cell table:style-name="ce7" table:formula="of:=[$OralThrough.G8]+[$IvThrough.G8]" office:value-type="float" office:value="120" calcext:value-type="float">
            <text:p>120</text:p>
          </table:table-cell>
          <table:table-cell table:style-name="ce7" table:formula="of:=[$OralThrough.H8]+[$IvThrough.H8]" office:value-type="float" office:value="120" calcext:value-type="float">
            <text:p>120</text:p>
          </table:table-cell>
          <table:table-cell table:style-name="ce7" table:formula="of:=[$OralThrough.I8]+[$IvThrough.I8]" office:value-type="float" office:value="120" calcext:value-type="float">
            <text:p>120</text:p>
          </table:table-cell>
          <table:table-cell table:style-name="ce7" table:formula="of:=[$OralThrough.J8]+[$IvThrough.J8]" office:value-type="float" office:value="120" calcext:value-type="float">
            <text:p>120</text:p>
          </table:table-cell>
          <table:table-cell table:style-name="ce7" table:formula="of:=[$OralThrough.K8]+[$IvThrough.K8]" office:value-type="float" office:value="120" calcext:value-type="float">
            <text:p>120</text:p>
          </table:table-cell>
          <table:table-cell table:style-name="ce7" table:formula="of:=[$OralThrough.L8]+[$IvThrough.L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7" table:formula="of:=[$OralThrough.C9]+[$IvThrough.C9]" office:value-type="float" office:value="120" calcext:value-type="float">
            <text:p>120</text:p>
          </table:table-cell>
          <table:table-cell table:style-name="ce7" table:formula="of:=[$OralThrough.D9]+[$IvThrough.D9]" office:value-type="float" office:value="120" calcext:value-type="float">
            <text:p>120</text:p>
          </table:table-cell>
          <table:table-cell table:style-name="ce7" table:formula="of:=[$OralThrough.E9]+[$IvThrough.E9]" office:value-type="float" office:value="120" calcext:value-type="float">
            <text:p>120</text:p>
          </table:table-cell>
          <table:table-cell table:style-name="ce7" table:formula="of:=[$OralThrough.F9]+[$IvThrough.F9]" office:value-type="float" office:value="120" calcext:value-type="float">
            <text:p>120</text:p>
          </table:table-cell>
          <table:table-cell table:style-name="ce7" table:formula="of:=[$OralThrough.G9]+[$IvThrough.G9]" office:value-type="float" office:value="120" calcext:value-type="float">
            <text:p>120</text:p>
          </table:table-cell>
          <table:table-cell table:style-name="ce7" table:formula="of:=[$OralThrough.H9]+[$IvThrough.H9]" office:value-type="float" office:value="120" calcext:value-type="float">
            <text:p>120</text:p>
          </table:table-cell>
          <table:table-cell table:style-name="ce7" table:formula="of:=[$OralThrough.I9]+[$IvThrough.I9]" office:value-type="float" office:value="120" calcext:value-type="float">
            <text:p>120</text:p>
          </table:table-cell>
          <table:table-cell table:style-name="ce7" table:formula="of:=[$OralThrough.J9]+[$IvThrough.J9]" office:value-type="float" office:value="120" calcext:value-type="float">
            <text:p>120</text:p>
          </table:table-cell>
          <table:table-cell table:style-name="ce7" table:formula="of:=[$OralThrough.K9]+[$IvThrough.K9]" office:value-type="float" office:value="120" calcext:value-type="float">
            <text:p>120</text:p>
          </table:table-cell>
          <table:table-cell table:style-name="ce7" table:formula="of:=[$OralThrough.L9]+[$IvThrough.L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table:formula="of:=[$OralThrough.C10]+[$IvThrough.C10]" office:value-type="float" office:value="120" calcext:value-type="float">
            <text:p>120</text:p>
          </table:table-cell>
          <table:table-cell table:style-name="ce7" table:formula="of:=[$OralThrough.D10]+[$IvThrough.D10]" office:value-type="float" office:value="120" calcext:value-type="float">
            <text:p>120</text:p>
          </table:table-cell>
          <table:table-cell table:style-name="ce7" table:formula="of:=[$OralThrough.E10]+[$IvThrough.E10]" office:value-type="float" office:value="120" calcext:value-type="float">
            <text:p>120</text:p>
          </table:table-cell>
          <table:table-cell table:style-name="ce7" table:formula="of:=[$OralThrough.F10]+[$IvThrough.F10]" office:value-type="float" office:value="120" calcext:value-type="float">
            <text:p>120</text:p>
          </table:table-cell>
          <table:table-cell table:style-name="ce7" table:formula="of:=[$OralThrough.G10]+[$IvThrough.G10]" office:value-type="float" office:value="120" calcext:value-type="float">
            <text:p>120</text:p>
          </table:table-cell>
          <table:table-cell table:style-name="ce7" table:formula="of:=[$OralThrough.H10]+[$IvThrough.H10]" office:value-type="float" office:value="120" calcext:value-type="float">
            <text:p>120</text:p>
          </table:table-cell>
          <table:table-cell table:style-name="ce7" table:formula="of:=[$OralThrough.I10]+[$IvThrough.I10]" office:value-type="float" office:value="120" calcext:value-type="float">
            <text:p>120</text:p>
          </table:table-cell>
          <table:table-cell table:style-name="ce7" table:formula="of:=[$OralThrough.J10]+[$IvThrough.J10]" office:value-type="float" office:value="120" calcext:value-type="float">
            <text:p>120</text:p>
          </table:table-cell>
          <table:table-cell table:style-name="ce7" table:formula="of:=[$OralThrough.K10]+[$IvThrough.K10]" office:value-type="float" office:value="120" calcext:value-type="float">
            <text:p>120</text:p>
          </table:table-cell>
          <table:table-cell table:style-name="ce7" table:formula="of:=[$OralThrough.L10]+[$IvThrough.L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table:formula="of:=[$OralThrough.C11]+[$IvThrough.C11]" office:value-type="float" office:value="120" calcext:value-type="float">
            <text:p>120</text:p>
          </table:table-cell>
          <table:table-cell table:style-name="ce7" table:formula="of:=[$OralThrough.D11]+[$IvThrough.D11]" office:value-type="float" office:value="120" calcext:value-type="float">
            <text:p>120</text:p>
          </table:table-cell>
          <table:table-cell table:style-name="ce7" table:formula="of:=[$OralThrough.E11]+[$IvThrough.E11]" office:value-type="float" office:value="120" calcext:value-type="float">
            <text:p>120</text:p>
          </table:table-cell>
          <table:table-cell table:style-name="ce7" table:formula="of:=[$OralThrough.F11]+[$IvThrough.F11]" office:value-type="float" office:value="120" calcext:value-type="float">
            <text:p>120</text:p>
          </table:table-cell>
          <table:table-cell table:style-name="ce7" table:formula="of:=[$OralThrough.G11]+[$IvThrough.G11]" office:value-type="float" office:value="120" calcext:value-type="float">
            <text:p>120</text:p>
          </table:table-cell>
          <table:table-cell table:style-name="ce7" table:formula="of:=[$OralThrough.H11]+[$IvThrough.H11]" office:value-type="float" office:value="120" calcext:value-type="float">
            <text:p>120</text:p>
          </table:table-cell>
          <table:table-cell table:style-name="ce7" table:formula="of:=[$OralThrough.I11]+[$IvThrough.I11]" office:value-type="float" office:value="120" calcext:value-type="float">
            <text:p>120</text:p>
          </table:table-cell>
          <table:table-cell table:style-name="ce7" table:formula="of:=[$OralThrough.J11]+[$IvThrough.J11]" office:value-type="float" office:value="120" calcext:value-type="float">
            <text:p>120</text:p>
          </table:table-cell>
          <table:table-cell table:style-name="ce7" table:formula="of:=[$OralThrough.K11]+[$IvThrough.K11]" office:value-type="float" office:value="120" calcext:value-type="float">
            <text:p>120</text:p>
          </table:table-cell>
          <table:table-cell table:style-name="ce7" table:formula="of:=[$OralThrough.L11]+[$IvThrough.L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formula="of:=[$OralThrough.C12]+[$IvThrough.C12]" office:value-type="float" office:value="120" calcext:value-type="float">
            <text:p>120</text:p>
          </table:table-cell>
          <table:table-cell table:style-name="ce7" table:formula="of:=[$OralThrough.D12]+[$IvThrough.D12]" office:value-type="float" office:value="120" calcext:value-type="float">
            <text:p>120</text:p>
          </table:table-cell>
          <table:table-cell table:style-name="ce7" table:formula="of:=[$OralThrough.E12]+[$IvThrough.E12]" office:value-type="float" office:value="120" calcext:value-type="float">
            <text:p>120</text:p>
          </table:table-cell>
          <table:table-cell table:style-name="ce7" table:formula="of:=[$OralThrough.F12]+[$IvThrough.F12]" office:value-type="float" office:value="120" calcext:value-type="float">
            <text:p>120</text:p>
          </table:table-cell>
          <table:table-cell table:style-name="ce7" table:formula="of:=[$OralThrough.G12]+[$IvThrough.G12]" office:value-type="float" office:value="120" calcext:value-type="float">
            <text:p>120</text:p>
          </table:table-cell>
          <table:table-cell table:style-name="ce7" table:formula="of:=[$OralThrough.H12]+[$IvThrough.H12]" office:value-type="float" office:value="120" calcext:value-type="float">
            <text:p>120</text:p>
          </table:table-cell>
          <table:table-cell table:style-name="ce7" table:formula="of:=[$OralThrough.I12]+[$IvThrough.I12]" office:value-type="float" office:value="120" calcext:value-type="float">
            <text:p>120</text:p>
          </table:table-cell>
          <table:table-cell table:style-name="ce7" table:formula="of:=[$OralThrough.J12]+[$IvThrough.J12]" office:value-type="float" office:value="120" calcext:value-type="float">
            <text:p>120</text:p>
          </table:table-cell>
          <table:table-cell table:style-name="ce7" table:formula="of:=[$OralThrough.K12]+[$IvThrough.K12]" office:value-type="float" office:value="120" calcext:value-type="float">
            <text:p>120</text:p>
          </table:table-cell>
          <table:table-cell table:style-name="ce7" table:formula="of:=[$OralThrough.L12]+[$IvThrough.L12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calcext:conditional-formats>
          <calcext:conditional-format calcext:target-range-address="'Total Through'.C3:'Total Through'.L12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04:08.772190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2-02T10:42:23.652565676</dc:date>
    <meta:editing-duration>PT7H58M55S</meta:editing-duration>
    <meta:editing-cycles>6</meta:editing-cycles>
    <meta:generator>LibreOffice/6.0.7.3$Linux_X86_64 LibreOffice_project/00m0$Build-3</meta:generator>
    <meta:document-statistic meta:table-count="4" meta:cell-count="745" meta:object-count="0"/>
  </office:meta>
</office:document-meta>
</file>